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662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1.064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425cm"/>
    </style:style>
    <style:style style:name="co6" style:family="table-column">
      <style:table-column-properties fo:break-before="auto" style:column-width="1.64cm"/>
    </style:style>
    <style:style style:name="co7" style:family="table-column">
      <style:table-column-properties fo:break-before="auto" style:column-width="1.40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555cm"/>
    </style:style>
    <style:style style:name="co10" style:family="table-column">
      <style:table-column-properties fo:break-before="auto" style:column-width="7.447cm"/>
    </style:style>
    <style:style style:name="co11" style:family="table-column">
      <style:table-column-properties fo:break-before="auto" style:column-width="1.55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20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uctus" table:style-name="ta1">
        <table:shapes>
          <draw:frame draw:z-index="0" draw:style-name="gr1" draw:text-style-name="P1" svg:width="30.435cm" svg:height="15.367cm" svg:x="0cm" svg:y="12.748cm">
            <draw:object draw:notify-on-update-of-ranges="Ductus.A1:Ductus.A1 'Marlin-0.7.0'.A2:'Marlin-0.7.0'.A13 Ductus.E2:Ductus.E13 'Marlin-0.7.0'.E2:'Marlin-0.7.0'.E13 'Marlin-0.7.1'.E2:'Marlin-0.7.1'.E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est <text:s text:c="40"/>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Op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ct95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Dev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TotalOps</text:p>
          </table:table-cell>
          <table:table-cell office:value-type="string" calcext:value-type="string">
            <text:p>[ms/op]</text:p>
          </table:table-cell>
        </table:table-row>
        <table:table-row table:style-name="ro1">
          <table:table-cell table:style-name="ce1" office:value-type="string" calcext:value-type="string">
            <text:p>CircleTests.ser <text:s text:c="29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8" calcext:value-type="float">
            <text:p>148</text:p>
          </table:table-cell>
          <table:table-cell office:value-type="float" office:value="69.971" calcext:value-type="float">
            <text:p>69.971</text:p>
          </table:table-cell>
          <table:table-cell office:value-type="float" office:value="71.418" calcext:value-type="float">
            <text:p>71.418</text:p>
          </table:table-cell>
          <table:table-cell table:style-name="ce1" office:value-type="float" office:value="70.068" calcext:value-type="float">
            <text:p>70.068</text:p>
          </table:table-cell>
          <table:table-cell table:style-name="ce1" office:value-type="float" office:value="0.719" calcext:value-type="float">
            <text:p>0.719</text:p>
          </table:table-cell>
          <table:table-cell table:style-name="ce1" office:value-type="float" office:value="68.369" calcext:value-type="float">
            <text:p>68.369</text:p>
          </table:table-cell>
          <table:table-cell table:style-name="ce1" office:value-type="float" office:value="72.031" calcext:value-type="float">
            <text:p>72.031</text:p>
          </table:table-cell>
          <table:table-cell table:style-name="ce1" office:value-type="float" office:value="148" calcext:value-type="float">
            <text:p>148</text:p>
          </table:table-cell>
          <table:table-cell/>
        </table:table-row>
        <table:table-row table:style-name="ro1">
          <table:table-cell table:style-name="ce1" office:value-type="string" calcext:value-type="string">
            <text:p>EllipseTests-fill-false.ser <text:s text:c="17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297.56" calcext:value-type="float">
            <text:p>297.56</text:p>
          </table:table-cell>
          <table:table-cell office:value-type="float" office:value="299.328" calcext:value-type="float">
            <text:p>299.328</text:p>
          </table:table-cell>
          <table:table-cell table:style-name="ce1" office:value-type="float" office:value="297.48" calcext:value-type="float">
            <text:p>297.48</text:p>
          </table:table-cell>
          <table:table-cell table:style-name="ce1" office:value-type="float" office:value="1.093" calcext:value-type="float">
            <text:p>1.093</text:p>
          </table:table-cell>
          <table:table-cell table:style-name="ce1" office:value-type="float" office:value="295.417" calcext:value-type="float">
            <text:p>295.417</text:p>
          </table:table-cell>
          <table:table-cell table:style-name="ce1" office:value-type="float" office:value="299.59" calcext:value-type="float">
            <text:p>299.59</text:p>
          </table:table-cell>
          <table:table-cell table:style-name="ce1"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1" office:value-type="string" calcext:value-type="string">
            <text:p>EllipseTests-fill-true.ser <text:s text:c="18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453.612" calcext:value-type="float">
            <text:p>453.612</text:p>
          </table:table-cell>
          <table:table-cell office:value-type="float" office:value="456.29" calcext:value-type="float">
            <text:p>456.29</text:p>
          </table:table-cell>
          <table:table-cell table:style-name="ce1" office:value-type="float" office:value="453.589" calcext:value-type="float">
            <text:p>453.589</text:p>
          </table:table-cell>
          <table:table-cell table:style-name="ce1" office:value-type="float" office:value="1.813" calcext:value-type="float">
            <text:p>1.813</text:p>
          </table:table-cell>
          <table:table-cell table:style-name="ce1" office:value-type="float" office:value="448.936" calcext:value-type="float">
            <text:p>448.936</text:p>
          </table:table-cell>
          <table:table-cell table:style-name="ce1" office:value-type="float" office:value="456.817" calcext:value-type="float">
            <text:p>456.817</text:p>
          </table:table-cell>
          <table:table-cell table:style-name="ce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string" calcext:value-type="string">
            <text:p>dc_boulder_2013-13-30-06-13-17.ser <text:s text:c="10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3" calcext:value-type="float">
            <text:p>93</text:p>
          </table:table-cell>
          <table:table-cell office:value-type="float" office:value="112.865" calcext:value-type="float">
            <text:p>112.865</text:p>
          </table:table-cell>
          <table:table-cell office:value-type="float" office:value="113.419" calcext:value-type="float">
            <text:p>113.419</text:p>
          </table:table-cell>
          <table:table-cell table:style-name="ce1" office:value-type="float" office:value="112.88" calcext:value-type="float">
            <text:p>112.88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112.377" calcext:value-type="float">
            <text:p>112.377</text:p>
          </table:table-cell>
          <table:table-cell table:style-name="ce1" office:value-type="float" office:value="113.459" calcext:value-type="float">
            <text:p>113.459</text:p>
          </table:table-cell>
          <table:table-cell table:style-name="ce1" office:value-type="float" office:value="93" calcext:value-type="float">
            <text:p>93</text:p>
          </table:table-cell>
          <table:table-cell/>
        </table:table-row>
        <table:table-row table:style-name="ro1">
          <table:table-cell table:style-name="ce1" office:value-type="string" calcext:value-type="string">
            <text:p>dc_boulder_2013-13-30-06-13-20.ser <text:s text:c="10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3" calcext:value-type="float">
            <text:p>183</text:p>
          </table:table-cell>
          <table:table-cell office:value-type="float" office:value="56.944" calcext:value-type="float">
            <text:p>56.944</text:p>
          </table:table-cell>
          <table:table-cell office:value-type="float" office:value="57.521" calcext:value-type="float">
            <text:p>57.521</text:p>
          </table:table-cell>
          <table:table-cell table:style-name="ce1" office:value-type="float" office:value="56.987" calcext:value-type="float">
            <text:p>56.987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56.528" calcext:value-type="float">
            <text:p>56.528</text:p>
          </table:table-cell>
          <table:table-cell table:style-name="ce1" office:value-type="float" office:value="58.187" calcext:value-type="float">
            <text:p>58.187</text:p>
          </table:table-cell>
          <table:table-cell table:style-name="ce1" office:value-type="float" office:value="183" calcext:value-type="float">
            <text:p>183</text:p>
          </table:table-cell>
          <table:table-cell/>
        </table:table-row>
        <table:table-row table:style-name="ro1">
          <table:table-cell table:style-name="ce1" office:value-type="string" calcext:value-type="string">
            <text:p>dc_shp_alllayers_2013-00-30-07-00-43.ser <text:s text:c="4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0" calcext:value-type="float">
            <text:p>220</text:p>
          </table:table-cell>
          <table:table-cell office:value-type="float" office:value="47.955" calcext:value-type="float">
            <text:p>47.955</text:p>
          </table:table-cell>
          <table:table-cell office:value-type="float" office:value="48.555" calcext:value-type="float">
            <text:p>48.555</text:p>
          </table:table-cell>
          <table:table-cell table:style-name="ce1" office:value-type="float" office:value="47.975" calcext:value-type="float">
            <text:p>47.975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47.223" calcext:value-type="float">
            <text:p>47.223</text:p>
          </table:table-cell>
          <table:table-cell table:style-name="ce1" office:value-type="float" office:value="49.203" calcext:value-type="float">
            <text:p>49.203</text:p>
          </table:table-cell>
          <table:table-cell table:style-name="ce1" office:value-type="float" office:value="220" calcext:value-type="float">
            <text:p>220</text:p>
          </table:table-cell>
          <table:table-cell/>
        </table:table-row>
        <table:table-row table:style-name="ro1">
          <table:table-cell table:style-name="ce1" office:value-type="string" calcext:value-type="string">
            <text:p>dc_shp_alllayers_2013-00-30-07-00-47.ser <text:s text:c="4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1056.025" calcext:value-type="float">
            <text:p>1056.025</text:p>
          </table:table-cell>
          <table:table-cell office:value-type="float" office:value="1058.306" calcext:value-type="float">
            <text:p>1058.306</text:p>
          </table:table-cell>
          <table:table-cell table:style-name="ce1" office:value-type="float" office:value="1056.215" calcext:value-type="float">
            <text:p>1056.215</text:p>
          </table:table-cell>
          <table:table-cell table:style-name="ce1" office:value-type="float" office:value="1.079" calcext:value-type="float">
            <text:p>1.079</text:p>
          </table:table-cell>
          <table:table-cell table:style-name="ce1" office:value-type="float" office:value="1054.813" calcext:value-type="float">
            <text:p>1054.813</text:p>
          </table:table-cell>
          <table:table-cell table:style-name="ce1" office:value-type="float" office:value="1058.515" calcext:value-type="float">
            <text:p>1058.515</text:p>
          </table:table-cell>
          <table:table-cell table:style-name="ce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string" calcext:value-type="string">
            <text:p>dc_spearfish_2013-11-30-06-11-15.ser <text:s text:c="8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8" calcext:value-type="float">
            <text:p>628</text:p>
          </table:table-cell>
          <table:table-cell office:value-type="float" office:value="16.798" calcext:value-type="float">
            <text:p>16.798</text:p>
          </table:table-cell>
          <table:table-cell office:value-type="float" office:value="17.095" calcext:value-type="float">
            <text:p>17.095</text:p>
          </table:table-cell>
          <table:table-cell table:style-name="ce1" office:value-type="float" office:value="16.837" calcext:value-type="float">
            <text:p>16.837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float" office:value="16.633" calcext:value-type="float">
            <text:p>16.633</text:p>
          </table:table-cell>
          <table:table-cell table:style-name="ce1" office:value-type="float" office:value="17.343" calcext:value-type="float">
            <text:p>17.343</text:p>
          </table:table-cell>
          <table:table-cell table:style-name="ce1" office:value-type="float" office:value="628" calcext:value-type="float">
            <text:p>628</text:p>
          </table:table-cell>
          <table:table-cell/>
        </table:table-row>
        <table:table-row table:style-name="ro1">
          <table:table-cell table:style-name="ce1" office:value-type="string" calcext:value-type="string">
            <text:p>dc_spearfish_2013-11-30-06-11-19.ser <text:s text:c="8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54" calcext:value-type="float">
            <text:p>1354</text:p>
          </table:table-cell>
          <table:table-cell office:value-type="float" office:value="7.605" calcext:value-type="float">
            <text:p>7.605</text:p>
          </table:table-cell>
          <table:table-cell office:value-type="float" office:value="7.896" calcext:value-type="float">
            <text:p>7.896</text:p>
          </table:table-cell>
          <table:table-cell table:style-name="ce1" office:value-type="float" office:value="7.663" calcext:value-type="float">
            <text:p>7.663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7.553" calcext:value-type="float">
            <text:p>7.553</text:p>
          </table:table-cell>
          <table:table-cell table:style-name="ce1" office:value-type="float" office:value="8.217" calcext:value-type="float">
            <text:p>8.217</text:p>
          </table:table-cell>
          <table:table-cell table:style-name="ce1" office:value-type="float" office:value="1354" calcext:value-type="float">
            <text:p>1354</text:p>
          </table:table-cell>
          <table:table-cell/>
        </table:table-row>
        <table:table-row table:style-name="ro1">
          <table:table-cell table:style-name="ce1" office:value-type="string" calcext:value-type="string">
            <text:p>dc_topp:states_2013-11-30-06-11-06.ser <text:s text:c="6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6" calcext:value-type="float">
            <text:p>616</text:p>
          </table:table-cell>
          <table:table-cell office:value-type="float" office:value="16.988" calcext:value-type="float">
            <text:p>16.988</text:p>
          </table:table-cell>
          <table:table-cell office:value-type="float" office:value="17.097" calcext:value-type="float">
            <text:p>17.097</text:p>
          </table:table-cell>
          <table:table-cell table:style-name="ce1" office:value-type="float" office:value="16.98" calcext:value-type="float">
            <text:p>16.98</text:p>
          </table:table-cell>
          <table:table-cell table:style-name="ce1" office:value-type="float" office:value="0.086" calcext:value-type="float">
            <text:p>0.086</text:p>
          </table:table-cell>
          <table:table-cell table:style-name="ce1" office:value-type="float" office:value="16.737" calcext:value-type="float">
            <text:p>16.737</text:p>
          </table:table-cell>
          <table:table-cell table:style-name="ce1" office:value-type="float" office:value="17.513" calcext:value-type="float">
            <text:p>17.513</text:p>
          </table:table-cell>
          <table:table-cell table:style-name="ce1" office:value-type="float" office:value="616" calcext:value-type="float">
            <text:p>616</text:p>
          </table:table-cell>
          <table:table-cell/>
        </table:table-row>
        <table:table-row table:style-name="ro1">
          <table:table-cell table:style-name="ce1" office:value-type="string" calcext:value-type="string">
            <text:p>dc_topp:states_2013-11-30-06-11-07.ser <text:s text:c="6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31" calcext:value-type="float">
            <text:p>931</text:p>
          </table:table-cell>
          <table:table-cell office:value-type="float" office:value="11.319" calcext:value-type="float">
            <text:p>11.319</text:p>
          </table:table-cell>
          <table:table-cell office:value-type="float" office:value="11.397" calcext:value-type="float">
            <text:p>11.397</text:p>
          </table:table-cell>
          <table:table-cell table:style-name="ce1" office:value-type="float" office:value="11.304" calcext:value-type="float">
            <text:p>11.304</text:p>
          </table:table-cell>
          <table:table-cell table:style-name="ce1" office:value-type="float" office:value="0.066" calcext:value-type="float">
            <text:p>0.066</text:p>
          </table:table-cell>
          <table:table-cell table:style-name="ce1" office:value-type="float" office:value="11.052" calcext:value-type="float">
            <text:p>11.052</text:p>
          </table:table-cell>
          <table:table-cell table:style-name="ce1" office:value-type="float" office:value="11.479" calcext:value-type="float">
            <text:p>11.479</text:p>
          </table:table-cell>
          <table:table-cell table:style-name="ce1" office:value-type="float" office:value="931" calcext:value-type="float">
            <text:p>931</text:p>
          </table:table-cell>
          <table:table-cell/>
        </table:table-row>
        <table:table-row table:style-name="ro1">
          <table:table-cell table:style-name="ce1" office:value-type="string" calcext:value-type="string">
            <text:p>test_z_625k.ser <text:s text:c="29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208.874" calcext:value-type="float">
            <text:p>208.874</text:p>
          </table:table-cell>
          <table:table-cell office:value-type="float" office:value="209.563" calcext:value-type="float">
            <text:p>209.563</text:p>
          </table:table-cell>
          <table:table-cell table:style-name="ce1" office:value-type="float" office:value="208.85" calcext:value-type="float">
            <text:p>208.85</text:p>
          </table:table-cell>
          <table:table-cell table:style-name="ce1" office:value-type="float" office:value="0.439" calcext:value-type="float">
            <text:p>0.439</text:p>
          </table:table-cell>
          <table:table-cell table:style-name="ce1" office:value-type="float" office:value="206.91" calcext:value-type="float">
            <text:p>206.91</text:p>
          </table:table-cell>
          <table:table-cell table:style-name="ce1" office:value-type="float" office:value="209.9" calcext:value-type="float">
            <text:p>209.9</text:p>
          </table:table-cell>
          <table:table-cell table:style-name="ce1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AVG:</text:p>
          </table:table-cell>
          <table:table-cell table:style-name="ce3" table:formula="of:=AVERAGE([.E2:.E13])" office:value-type="float" office:value="197.32375" calcext:value-type="float">
            <text:p>197.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ctus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#############################################################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Java: 1.8.0_60-b27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<text:s text:c="2"/>VM: Java HotSpot(TM) 64-Bit Server VM 25.60-b23 (mixed mode)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<text:s text:c="2"/>OS: Linux 3.13.0-63-generic (amd64)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CPUs: 4 (virtual)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#############################################################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Renderer: sun.dc.DuctusRenderingEngine 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Quality mode: DEFAULT...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Using BufferedImage INT_ARGB_PRE...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#############################################################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rofileName: shared_1T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</table:table>
      <table:table table:name="Marlin-0.7.0" table:style-name="ta1">
        <table:table-column table:style-name="co9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Test <text:s text:c="40"/>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ct95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Ops</text:p>
          </table:table-cell>
          <table:table-cell office:value-type="string" calcext:value-type="string">
            <text:p>[ms/op]</text:p>
          </table:table-cell>
        </table:table-row>
        <table:table-row table:style-name="ro1">
          <table:table-cell office:value-type="string" calcext:value-type="string">
            <text:p>CircleTests.ser <text:s text:c="29"/>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66.573" calcext:value-type="float">
            <text:p>66.573</text:p>
          </table:table-cell>
          <table:table-cell office:value-type="float" office:value="66.946" calcext:value-type="float">
            <text:p>66.946</text:p>
          </table:table-cell>
          <table:table-cell office:value-type="float" office:value="66.61" calcext:value-type="float">
            <text:p>66.61</text:p>
          </table:table-cell>
          <table:table-cell office:value-type="float" office:value="0.23" calcext:value-type="float">
            <text:p>0.23</text:p>
          </table:table-cell>
          <table:table-cell office:value-type="float" office:value="66.231" calcext:value-type="float">
            <text:p>66.231</text:p>
          </table:table-cell>
          <table:table-cell office:value-type="float" office:value="67.986" calcext:value-type="float">
            <text:p>67.986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EllipseTests-fill-false.ser <text:s text:c="17"/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18.527" calcext:value-type="float">
            <text:p>518.527</text:p>
          </table:table-cell>
          <table:table-cell office:value-type="float" office:value="519.683" calcext:value-type="float">
            <text:p>519.683</text:p>
          </table:table-cell>
          <table:table-cell office:value-type="float" office:value="518.957" calcext:value-type="float">
            <text:p>518.957</text:p>
          </table:table-cell>
          <table:table-cell office:value-type="float" office:value="1.78" calcext:value-type="float">
            <text:p>1.78</text:p>
          </table:table-cell>
          <table:table-cell office:value-type="float" office:value="518.35" calcext:value-type="float">
            <text:p>518.35</text:p>
          </table:table-cell>
          <table:table-cell office:value-type="float" office:value="527.552" calcext:value-type="float">
            <text:p>527.55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EllipseTests-fill-true.ser <text:s text:c="18"/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10.986" calcext:value-type="float">
            <text:p>910.986</text:p>
          </table:table-cell>
          <table:table-cell office:value-type="float" office:value="911.63" calcext:value-type="float">
            <text:p>911.63</text:p>
          </table:table-cell>
          <table:table-cell office:value-type="float" office:value="911.034" calcext:value-type="float">
            <text:p>911.034</text:p>
          </table:table-cell>
          <table:table-cell office:value-type="float" office:value="0.439" calcext:value-type="float">
            <text:p>0.439</text:p>
          </table:table-cell>
          <table:table-cell office:value-type="float" office:value="910.128" calcext:value-type="float">
            <text:p>910.128</text:p>
          </table:table-cell>
          <table:table-cell office:value-type="float" office:value="912.556" calcext:value-type="float">
            <text:p>912.55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c_boulder_2013-13-30-06-13-17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3.333" calcext:value-type="float">
            <text:p>93.333</text:p>
          </table:table-cell>
          <table:table-cell office:value-type="float" office:value="93.866" calcext:value-type="float">
            <text:p>93.866</text:p>
          </table:table-cell>
          <table:table-cell office:value-type="float" office:value="93.345" calcext:value-type="float">
            <text:p>93.345</text:p>
          </table:table-cell>
          <table:table-cell office:value-type="float" office:value="0.286" calcext:value-type="float">
            <text:p>0.286</text:p>
          </table:table-cell>
          <table:table-cell office:value-type="float" office:value="92.669" calcext:value-type="float">
            <text:p>92.669</text:p>
          </table:table-cell>
          <table:table-cell office:value-type="float" office:value="94.479" calcext:value-type="float">
            <text:p>94.479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dc_boulder_2013-13-30-06-13-20.ser <text:s text:c="10"/>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48.277" calcext:value-type="float">
            <text:p>48.277</text:p>
          </table:table-cell>
          <table:table-cell office:value-type="float" office:value="48.668" calcext:value-type="float">
            <text:p>48.668</text:p>
          </table:table-cell>
          <table:table-cell office:value-type="float" office:value="48.248" calcext:value-type="float">
            <text:p>48.248</text:p>
          </table:table-cell>
          <table:table-cell office:value-type="float" office:value="0.291" calcext:value-type="float">
            <text:p>0.291</text:p>
          </table:table-cell>
          <table:table-cell office:value-type="float" office:value="47.472" calcext:value-type="float">
            <text:p>47.472</text:p>
          </table:table-cell>
          <table:table-cell office:value-type="float" office:value="49.297" calcext:value-type="float">
            <text:p>49.297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dc_shp_alllayers_2013-00-30-07-00-43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40.133" calcext:value-type="float">
            <text:p>40.133</text:p>
          </table:table-cell>
          <table:table-cell office:value-type="float" office:value="40.861" calcext:value-type="float">
            <text:p>40.861</text:p>
          </table:table-cell>
          <table:table-cell office:value-type="float" office:value="40.277" calcext:value-type="float">
            <text:p>40.277</text:p>
          </table:table-cell>
          <table:table-cell office:value-type="float" office:value="0.326" calcext:value-type="float">
            <text:p>0.326</text:p>
          </table:table-cell>
          <table:table-cell office:value-type="float" office:value="39.963" calcext:value-type="float">
            <text:p>39.963</text:p>
          </table:table-cell>
          <table:table-cell office:value-type="float" office:value="41.228" calcext:value-type="float">
            <text:p>41.228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dc_shp_alllayers_2013-00-30-07-00-47.ser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9.985" calcext:value-type="float">
            <text:p>809.985</text:p>
          </table:table-cell>
          <table:table-cell office:value-type="float" office:value="816.815" calcext:value-type="float">
            <text:p>816.815</text:p>
          </table:table-cell>
          <table:table-cell office:value-type="float" office:value="810.538" calcext:value-type="float">
            <text:p>810.538</text:p>
          </table:table-cell>
          <table:table-cell office:value-type="float" office:value="3.59" calcext:value-type="float">
            <text:p>3.59</text:p>
          </table:table-cell>
          <table:table-cell office:value-type="float" office:value="803.921" calcext:value-type="float">
            <text:p>803.921</text:p>
          </table:table-cell>
          <table:table-cell office:value-type="float" office:value="817.493" calcext:value-type="float">
            <text:p>817.49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dc_spearfish_2013-11-30-06-11-15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  <table:table-cell office:value-type="float" office:value="13.077" calcext:value-type="float">
            <text:p>13.077</text:p>
          </table:table-cell>
          <table:table-cell office:value-type="float" office:value="13.184" calcext:value-type="float">
            <text:p>13.184</text:p>
          </table:table-cell>
          <table:table-cell office:value-type="float" office:value="13.092" calcext:value-type="float">
            <text:p>13.092</text:p>
          </table:table-cell>
          <table:table-cell office:value-type="float" office:value="0.045" calcext:value-type="float">
            <text:p>0.045</text:p>
          </table:table-cell>
          <table:table-cell office:value-type="float" office:value="13.051" calcext:value-type="float">
            <text:p>13.051</text:p>
          </table:table-cell>
          <table:table-cell office:value-type="float" office:value="13.419" calcext:value-type="float">
            <text:p>13.419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dc_spearfish_2013-11-30-06-11-19.ser <text:s text:c="8"/></text:p>
          </table:table-cell>
          <table:table-cell office:value-type="float" office:value="1" calcext:value-type="float">
            <text:p>1</text:p>
          </table:table-cell>
          <table:table-cell office:value-type="float" office:value="1578" calcext:value-type="float">
            <text:p>1578</text:p>
          </table:table-cell>
          <table:table-cell office:value-type="float" office:value="6.657" calcext:value-type="float">
            <text:p>6.657</text:p>
          </table:table-cell>
          <table:table-cell office:value-type="float" office:value="6.714" calcext:value-type="float">
            <text:p>6.714</text:p>
          </table:table-cell>
          <table:table-cell office:value-type="float" office:value="6.664" calcext:value-type="float">
            <text:p>6.664</text:p>
          </table:table-cell>
          <table:table-cell office:value-type="float" office:value="0.026" calcext:value-type="float">
            <text:p>0.026</text:p>
          </table:table-cell>
          <table:table-cell office:value-type="float" office:value="6.642" calcext:value-type="float">
            <text:p>6.642</text:p>
          </table:table-cell>
          <table:table-cell office:value-type="float" office:value="6.985" calcext:value-type="float">
            <text:p>6.985</text:p>
          </table:table-cell>
          <table:table-cell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string" calcext:value-type="string">
            <text:p>dc_topp:states_2013-11-30-06-11-06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office:value-type="float" office:value="12.641" calcext:value-type="float">
            <text:p>12.641</text:p>
          </table:table-cell>
          <table:table-cell office:value-type="float" office:value="12.654" calcext:value-type="float">
            <text:p>12.654</text:p>
          </table:table-cell>
          <table:table-cell office:value-type="float" office:value="12.631" calcext:value-type="float">
            <text:p>12.631</text:p>
          </table:table-cell>
          <table:table-cell office:value-type="float" office:value="0.035" calcext:value-type="float">
            <text:p>0.035</text:p>
          </table:table-cell>
          <table:table-cell office:value-type="float" office:value="12.405" calcext:value-type="float">
            <text:p>12.405</text:p>
          </table:table-cell>
          <table:table-cell office:value-type="float" office:value="12.663" calcext:value-type="float">
            <text:p>12.663</text:p>
          </table:table-cell>
          <table:table-cell office:value-type="float" office:value="832" calcext:value-type="float">
            <text:p>832</text:p>
          </table:table-cell>
          <table:table-cell/>
        </table:table-row>
        <table:table-row table:style-name="ro1">
          <table:table-cell office:value-type="string" calcext:value-type="string">
            <text:p>dc_topp:states_2013-11-30-06-11-07.ser <text:s text:c="6"/></text:p>
          </table:table-cell>
          <table:table-cell office:value-type="float" office:value="1" calcext:value-type="float">
            <text:p>1</text:p>
          </table:table-cell>
          <table:table-cell office:value-type="float" office:value="1351" calcext:value-type="float">
            <text:p>1351</text:p>
          </table:table-cell>
          <table:table-cell office:value-type="float" office:value="7.771" calcext:value-type="float">
            <text:p>7.771</text:p>
          </table:table-cell>
          <table:table-cell office:value-type="float" office:value="7.782" calcext:value-type="float">
            <text:p>7.782</text:p>
          </table:table-cell>
          <table:table-cell office:value-type="float" office:value="7.757" calcext:value-type="float">
            <text:p>7.757</text:p>
          </table:table-cell>
          <table:table-cell office:value-type="float" office:value="0.038" calcext:value-type="float">
            <text:p>0.038</text:p>
          </table:table-cell>
          <table:table-cell office:value-type="float" office:value="7.573" calcext:value-type="float">
            <text:p>7.573</text:p>
          </table:table-cell>
          <table:table-cell office:value-type="float" office:value="7.808" calcext:value-type="float">
            <text:p>7.808</text:p>
          </table:table-cell>
          <table:table-cell office:value-type="float" office:value="1351" calcext:value-type="float">
            <text:p>1351</text:p>
          </table:table-cell>
          <table:table-cell/>
        </table:table-row>
        <table:table-row table:style-name="ro1">
          <table:table-cell office:value-type="string" calcext:value-type="string">
            <text:p>test_z_625k.ser <text:s text:c="29"/>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9.885" calcext:value-type="float">
            <text:p>169.885</text:p>
          </table:table-cell>
          <table:table-cell office:value-type="float" office:value="170.539" calcext:value-type="float">
            <text:p>170.539</text:p>
          </table:table-cell>
          <table:table-cell office:value-type="float" office:value="169.875" calcext:value-type="float">
            <text:p>169.875</text:p>
          </table:table-cell>
          <table:table-cell office:value-type="float" office:value="0.376" calcext:value-type="float">
            <text:p>0.376</text:p>
          </table:table-cell>
          <table:table-cell office:value-type="float" office:value="169.155" calcext:value-type="float">
            <text:p>169.155</text:p>
          </table:table-cell>
          <table:table-cell office:value-type="float" office:value="170.638" calcext:value-type="float">
            <text:p>170.638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AVG:</text:p>
          </table:table-cell>
          <table:table-cell table:style-name="ce3" table:formula="of:=AVERAGE([.E2:.E13])" office:value-type="float" office:value="225.7785" calcext:value-type="float">
            <text:p>225.779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Marlin 0.7.0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Default" office:value-type="string" calcext:value-type="string">
            <text:p>##############################################################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# Java: 1.8.0_60-ea-b25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# <text:s text:c="2"/>VM: Java HotSpot(TM) 64-Bit Server VM 25.60-b23 (mixed mode)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# <text:s text:c="2"/>OS: Linux 3.13.0-63-generic (amd64)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# CPUs: 4 (virtual)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##############################################################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# Renderer: org.marlin.pisces.PiscesRenderingEngine 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# Quality mode: DEFAULT...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# Using BufferedImage INT_ARGB_PRE...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 calcext:value-type="string">
            <text:p>##############################################################</text:p>
          </table:table-cell>
          <table:table-cell table:style-name="Default" table:number-columns-repeated="9"/>
          <table:table-cell/>
        </table:table-row>
      </table:table>
      <table:table table:name="Marlin-0.7.1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number-columns-repeated="2" table:default-cell-style-name="ce1"/>
        <table:table-column table:style-name="co11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est <text:s text:c="40"/>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Op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ct95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Dev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TotalOps</text:p>
          </table:table-cell>
          <table:table-cell office:value-type="string" calcext:value-type="string">
            <text:p>[ms/op]</text:p>
          </table:table-cell>
        </table:table-row>
        <table:table-row table:style-name="ro1">
          <table:table-cell table:style-name="ce1" office:value-type="string" calcext:value-type="string">
            <text:p>CircleTests.ser <text:s text:c="29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9" calcext:value-type="float">
            <text:p>169</text:p>
          </table:table-cell>
          <table:table-cell office:value-type="float" office:value="62.148" calcext:value-type="float">
            <text:p>62.148</text:p>
          </table:table-cell>
          <table:table-cell office:value-type="float" office:value="62.423" calcext:value-type="float">
            <text:p>62.423</text:p>
          </table:table-cell>
          <table:table-cell table:style-name="ce1" office:value-type="float" office:value="62.166" calcext:value-type="float">
            <text:p>62.166</text:p>
          </table:table-cell>
          <table:table-cell table:style-name="ce1" office:value-type="float" office:value="0.182" calcext:value-type="float">
            <text:p>0.182</text:p>
          </table:table-cell>
          <table:table-cell table:style-name="ce1" office:value-type="float" office:value="61.834" calcext:value-type="float">
            <text:p>61.834</text:p>
          </table:table-cell>
          <table:table-cell table:style-name="ce1" office:value-type="float" office:value="63.057" calcext:value-type="float">
            <text:p>63.057</text:p>
          </table:table-cell>
          <table:table-cell table:style-name="ce1"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1" office:value-type="string" calcext:value-type="string">
            <text:p>EllipseTests-fill-false.ser <text:s text:c="17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277.538" calcext:value-type="float">
            <text:p>277.538</text:p>
          </table:table-cell>
          <table:table-cell office:value-type="float" office:value="277.791" calcext:value-type="float">
            <text:p>277.791</text:p>
          </table:table-cell>
          <table:table-cell table:style-name="ce1" office:value-type="float" office:value="277.562" calcext:value-type="float">
            <text:p>277.562</text:p>
          </table:table-cell>
          <table:table-cell table:style-name="ce1" office:value-type="float" office:value="0.122" calcext:value-type="float">
            <text:p>0.122</text:p>
          </table:table-cell>
          <table:table-cell table:style-name="ce1" office:value-type="float" office:value="277.319" calcext:value-type="float">
            <text:p>277.319</text:p>
          </table:table-cell>
          <table:table-cell table:style-name="ce1" office:value-type="float" office:value="277.872" calcext:value-type="float">
            <text:p>277.872</text:p>
          </table:table-cell>
          <table:table-cell table:style-name="ce1"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1" office:value-type="string" calcext:value-type="string">
            <text:p>EllipseTests-fill-true.ser <text:s text:c="18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416.076" calcext:value-type="float">
            <text:p>416.076</text:p>
          </table:table-cell>
          <table:table-cell office:value-type="float" office:value="416.471" calcext:value-type="float">
            <text:p>416.471</text:p>
          </table:table-cell>
          <table:table-cell table:style-name="ce1" office:value-type="float" office:value="416.108" calcext:value-type="float">
            <text:p>416.108</text:p>
          </table:table-cell>
          <table:table-cell table:style-name="ce1" office:value-type="float" office:value="0.245" calcext:value-type="float">
            <text:p>0.245</text:p>
          </table:table-cell>
          <table:table-cell table:style-name="ce1" office:value-type="float" office:value="415.57" calcext:value-type="float">
            <text:p>415.57</text:p>
          </table:table-cell>
          <table:table-cell table:style-name="ce1" office:value-type="float" office:value="416.722" calcext:value-type="float">
            <text:p>416.722</text:p>
          </table:table-cell>
          <table:table-cell table:style-name="ce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string" calcext:value-type="string">
            <text:p>dc_boulder_2013-13-30-06-13-17.ser <text:s text:c="10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5" calcext:value-type="float">
            <text:p>115</text:p>
          </table:table-cell>
          <table:table-cell office:value-type="float" office:value="91.105" calcext:value-type="float">
            <text:p>91.105</text:p>
          </table:table-cell>
          <table:table-cell office:value-type="float" office:value="91.594" calcext:value-type="float">
            <text:p>91.594</text:p>
          </table:table-cell>
          <table:table-cell table:style-name="ce1" office:value-type="float" office:value="91.114" calcext:value-type="float">
            <text:p>91.114</text:p>
          </table:table-cell>
          <table:table-cell table:style-name="ce1" office:value-type="float" office:value="0.253" calcext:value-type="float">
            <text:p>0.253</text:p>
          </table:table-cell>
          <table:table-cell table:style-name="ce1" office:value-type="float" office:value="90.401" calcext:value-type="float">
            <text:p>90.401</text:p>
          </table:table-cell>
          <table:table-cell table:style-name="ce1" office:value-type="float" office:value="91.886" calcext:value-type="float">
            <text:p>91.886</text:p>
          </table:table-cell>
          <table:table-cell table:style-name="ce1" office:value-type="float" office:value="115" calcext:value-type="float">
            <text:p>115</text:p>
          </table:table-cell>
          <table:table-cell/>
        </table:table-row>
        <table:table-row table:style-name="ro1">
          <table:table-cell table:style-name="ce1" office:value-type="string" calcext:value-type="string">
            <text:p>dc_boulder_2013-13-30-06-13-20.ser <text:s text:c="10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9" calcext:value-type="float">
            <text:p>219</text:p>
          </table:table-cell>
          <table:table-cell office:value-type="float" office:value="47.977" calcext:value-type="float">
            <text:p>47.977</text:p>
          </table:table-cell>
          <table:table-cell office:value-type="float" office:value="48.376" calcext:value-type="float">
            <text:p>48.376</text:p>
          </table:table-cell>
          <table:table-cell table:style-name="ce1" office:value-type="float" office:value="48.001" calcext:value-type="float">
            <text:p>48.001</text:p>
          </table:table-cell>
          <table:table-cell table:style-name="ce1" office:value-type="float" office:value="0.211" calcext:value-type="float">
            <text:p>0.211</text:p>
          </table:table-cell>
          <table:table-cell table:style-name="ce1" office:value-type="float" office:value="47.515" calcext:value-type="float">
            <text:p>47.515</text:p>
          </table:table-cell>
          <table:table-cell table:style-name="ce1" office:value-type="float" office:value="48.823" calcext:value-type="float">
            <text:p>48.823</text:p>
          </table:table-cell>
          <table:table-cell table:style-name="ce1" office:value-type="float" office:value="219" calcext:value-type="float">
            <text:p>219</text:p>
          </table:table-cell>
          <table:table-cell/>
        </table:table-row>
        <table:table-row table:style-name="ro1">
          <table:table-cell table:style-name="ce1" office:value-type="string" calcext:value-type="string">
            <text:p>dc_shp_alllayers_2013-00-30-07-00-43.ser <text:s text:c="4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9" calcext:value-type="float">
            <text:p>259</text:p>
          </table:table-cell>
          <table:table-cell office:value-type="float" office:value="40.334" calcext:value-type="float">
            <text:p>40.334</text:p>
          </table:table-cell>
          <table:table-cell office:value-type="float" office:value="40.61" calcext:value-type="float">
            <text:p>40.61</text:p>
          </table:table-cell>
          <table:table-cell table:style-name="ce1" office:value-type="float" office:value="40.187" calcext:value-type="float">
            <text:p>40.187</text:p>
          </table:table-cell>
          <table:table-cell table:style-name="ce1" office:value-type="float" office:value="0.341" calcext:value-type="float">
            <text:p>0.341</text:p>
          </table:table-cell>
          <table:table-cell table:style-name="ce1" office:value-type="float" office:value="39.535" calcext:value-type="float">
            <text:p>39.535</text:p>
          </table:table-cell>
          <table:table-cell table:style-name="ce1" office:value-type="float" office:value="40.746" calcext:value-type="float">
            <text:p>40.746</text:p>
          </table:table-cell>
          <table:table-cell table:style-name="ce1" office:value-type="float" office:value="259" calcext:value-type="float">
            <text:p>259</text:p>
          </table:table-cell>
          <table:table-cell/>
        </table:table-row>
        <table:table-row table:style-name="ro1">
          <table:table-cell table:style-name="ce1" office:value-type="string" calcext:value-type="string">
            <text:p>dc_shp_alllayers_2013-00-30-07-00-47.ser <text:s text:c="4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773.741" calcext:value-type="float">
            <text:p>773.741</text:p>
          </table:table-cell>
          <table:table-cell office:value-type="float" office:value="775.692" calcext:value-type="float">
            <text:p>775.692</text:p>
          </table:table-cell>
          <table:table-cell table:style-name="ce1" office:value-type="float" office:value="773.753" calcext:value-type="float">
            <text:p>773.753</text:p>
          </table:table-cell>
          <table:table-cell table:style-name="ce1" office:value-type="float" office:value="1.458" calcext:value-type="float">
            <text:p>1.458</text:p>
          </table:table-cell>
          <table:table-cell table:style-name="ce1" office:value-type="float" office:value="770.836" calcext:value-type="float">
            <text:p>770.836</text:p>
          </table:table-cell>
          <table:table-cell table:style-name="ce1" office:value-type="float" office:value="777.062" calcext:value-type="float">
            <text:p>777.062</text:p>
          </table:table-cell>
          <table:table-cell table:style-name="ce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string" calcext:value-type="string">
            <text:p>dc_spearfish_2013-11-30-06-11-15.ser <text:s text:c="8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24" calcext:value-type="float">
            <text:p>824</text:p>
          </table:table-cell>
          <table:table-cell office:value-type="float" office:value="12.754" calcext:value-type="float">
            <text:p>12.754</text:p>
          </table:table-cell>
          <table:table-cell office:value-type="float" office:value="13.025" calcext:value-type="float">
            <text:p>13.025</text:p>
          </table:table-cell>
          <table:table-cell table:style-name="ce1" office:value-type="float" office:value="12.792" calcext:value-type="float">
            <text:p>12.792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12.664" calcext:value-type="float">
            <text:p>12.664</text:p>
          </table:table-cell>
          <table:table-cell table:style-name="ce1" office:value-type="float" office:value="13.283" calcext:value-type="float">
            <text:p>13.283</text:p>
          </table:table-cell>
          <table:table-cell table:style-name="ce1" office:value-type="float" office:value="824" calcext:value-type="float">
            <text:p>824</text:p>
          </table:table-cell>
          <table:table-cell/>
        </table:table-row>
        <table:table-row table:style-name="ro1">
          <table:table-cell table:style-name="ce1" office:value-type="string" calcext:value-type="string">
            <text:p>dc_spearfish_2013-11-30-06-11-19.ser <text:s text:c="8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29" calcext:value-type="float">
            <text:p>1629</text:p>
          </table:table-cell>
          <table:table-cell office:value-type="float" office:value="6.447" calcext:value-type="float">
            <text:p>6.447</text:p>
          </table:table-cell>
          <table:table-cell office:value-type="float" office:value="6.611" calcext:value-type="float">
            <text:p>6.611</text:p>
          </table:table-cell>
          <table:table-cell table:style-name="ce1" office:value-type="float" office:value="6.469" calcext:value-type="float">
            <text:p>6.469</text:p>
          </table:table-cell>
          <table:table-cell table:style-name="ce1" office:value-type="float" office:value="0.057" calcext:value-type="float">
            <text:p>0.057</text:p>
          </table:table-cell>
          <table:table-cell table:style-name="ce1" office:value-type="float" office:value="6.428" calcext:value-type="float">
            <text:p>6.428</text:p>
          </table:table-cell>
          <table:table-cell table:style-name="ce1" office:value-type="float" office:value="6.817" calcext:value-type="float">
            <text:p>6.817</text:p>
          </table:table-cell>
          <table:table-cell table:style-name="ce1" office:value-type="float" office:value="1629" calcext:value-type="float">
            <text:p>1629</text:p>
          </table:table-cell>
          <table:table-cell/>
        </table:table-row>
        <table:table-row table:style-name="ro1">
          <table:table-cell table:style-name="ce1" office:value-type="string" calcext:value-type="string">
            <text:p>dc_topp:states_2013-11-30-06-11-06.ser <text:s text:c="6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66" calcext:value-type="float">
            <text:p>866</text:p>
          </table:table-cell>
          <table:table-cell office:value-type="float" office:value="12.166" calcext:value-type="float">
            <text:p>12.166</text:p>
          </table:table-cell>
          <table:table-cell office:value-type="float" office:value="12.309" calcext:value-type="float">
            <text:p>12.309</text:p>
          </table:table-cell>
          <table:table-cell table:style-name="ce1" office:value-type="float" office:value="12.171" calcext:value-type="float">
            <text:p>12.17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2.04" calcext:value-type="float">
            <text:p>12.04</text:p>
          </table:table-cell>
          <table:table-cell table:style-name="ce1" office:value-type="float" office:value="12.396" calcext:value-type="float">
            <text:p>12.396</text:p>
          </table:table-cell>
          <table:table-cell table:style-name="ce1" office:value-type="float" office:value="866" calcext:value-type="float">
            <text:p>866</text:p>
          </table:table-cell>
          <table:table-cell/>
        </table:table-row>
        <table:table-row table:style-name="ro1">
          <table:table-cell table:style-name="ce1" office:value-type="string" calcext:value-type="string">
            <text:p>dc_topp:states_2013-11-30-06-11-07.ser <text:s text:c="6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82" calcext:value-type="float">
            <text:p>1382</text:p>
          </table:table-cell>
          <table:table-cell office:value-type="float" office:value="7.607" calcext:value-type="float">
            <text:p>7.607</text:p>
          </table:table-cell>
          <table:table-cell office:value-type="float" office:value="7.674" calcext:value-type="float">
            <text:p>7.674</text:p>
          </table:table-cell>
          <table:table-cell table:style-name="ce1" office:value-type="float" office:value="7.59" calcext:value-type="float">
            <text:p>7.59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7.432" calcext:value-type="float">
            <text:p>7.432</text:p>
          </table:table-cell>
          <table:table-cell table:style-name="ce1" office:value-type="float" office:value="7.804" calcext:value-type="float">
            <text:p>7.804</text:p>
          </table:table-cell>
          <table:table-cell table:style-name="ce1" office:value-type="float" office:value="1382" calcext:value-type="float">
            <text:p>1382</text:p>
          </table:table-cell>
          <table:table-cell/>
        </table:table-row>
        <table:table-row table:style-name="ro1">
          <table:table-cell table:style-name="ce1" office:value-type="string" calcext:value-type="string">
            <text:p>test_z_625k.ser <text:s text:c="29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" calcext:value-type="float">
            <text:p>67</text:p>
          </table:table-cell>
          <table:table-cell office:value-type="float" office:value="154.134" calcext:value-type="float">
            <text:p>154.134</text:p>
          </table:table-cell>
          <table:table-cell office:value-type="float" office:value="155.505" calcext:value-type="float">
            <text:p>155.505</text:p>
          </table:table-cell>
          <table:table-cell table:style-name="ce1" office:value-type="float" office:value="154.219" calcext:value-type="float">
            <text:p>154.219</text:p>
          </table:table-cell>
          <table:table-cell table:style-name="ce1" office:value-type="float" office:value="0.673" calcext:value-type="float">
            <text:p>0.673</text:p>
          </table:table-cell>
          <table:table-cell table:style-name="ce1" office:value-type="float" office:value="152.897" calcext:value-type="float">
            <text:p>152.897</text:p>
          </table:table-cell>
          <table:table-cell table:style-name="ce1" office:value-type="float" office:value="155.973" calcext:value-type="float">
            <text:p>155.973</text:p>
          </table:table-cell>
          <table:table-cell table:style-name="ce1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AVG:</text:p>
          </table:table-cell>
          <table:table-cell table:style-name="ce3" table:formula="of:=AVERAGE([.E2:.E13])" office:value-type="float" office:value="159.00675" calcext:value-type="float">
            <text:p>159.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lin 0.7.1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#############################################################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Java: 1.8.0_60-b27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<text:s text:c="2"/>VM: Java HotSpot(TM) 64-Bit Server VM 25.60-b23 (mixed mode)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<text:s text:c="2"/>OS: Linux 3.13.0-66-generic (amd64)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CPUs: 4 (virtual)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#############################################################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Renderer: org.marlin.pisces.PiscesRenderingEngine 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Quality mode: DEFAULT...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Filter shape on size: DISABLED...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Using BufferedImage INT_ARGB_PRE...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#############################################################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</table:table>
      <table:table table:name="Marlin-0.7.2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number-columns-repeated="2" table:default-cell-style-name="ce1"/>
        <table:table-column table:style-name="co11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est <text:s text:c="40"/>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Ops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Pct95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Dev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TotalOps</text:p>
          </table:table-cell>
          <table:table-cell office:value-type="string" calcext:value-type="string">
            <text:p>[ms/op]</text:p>
          </table:table-cell>
        </table:table-row>
        <table:table-row table:style-name="ro1">
          <table:table-cell table:style-name="ce1" office:value-type="string" calcext:value-type="string">
            <text:p>CircleTests.ser <text:s text:c="29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7" calcext:value-type="float">
            <text:p>167</text:p>
          </table:table-cell>
          <table:table-cell office:value-type="float" office:value="62.889" calcext:value-type="float">
            <text:p>62.889</text:p>
          </table:table-cell>
          <table:table-cell office:value-type="float" office:value="63.175" calcext:value-type="float">
            <text:p>63.175</text:p>
          </table:table-cell>
          <table:table-cell table:style-name="ce1" office:value-type="float" office:value="62.915" calcext:value-type="float">
            <text:p>62.915</text:p>
          </table:table-cell>
          <table:table-cell table:style-name="ce1" office:value-type="float" office:value="0.159" calcext:value-type="float">
            <text:p>0.159</text:p>
          </table:table-cell>
          <table:table-cell table:style-name="ce1" office:value-type="float" office:value="62.509" calcext:value-type="float">
            <text:p>62.509</text:p>
          </table:table-cell>
          <table:table-cell table:style-name="ce1" office:value-type="float" office:value="63.426" calcext:value-type="float">
            <text:p>63.426</text:p>
          </table:table-cell>
          <table:table-cell table:style-name="ce1" office:value-type="float" office:value="167" calcext:value-type="float">
            <text:p>167</text:p>
          </table:table-cell>
          <table:table-cell/>
        </table:table-row>
        <table:table-row table:style-name="ro1">
          <table:table-cell table:style-name="ce1" office:value-type="string" calcext:value-type="string">
            <text:p>EllipseTests-fill-false.ser <text:s text:c="17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245.763" calcext:value-type="float">
            <text:p>245.763</text:p>
          </table:table-cell>
          <table:table-cell office:value-type="float" office:value="247.356" calcext:value-type="float">
            <text:p>247.356</text:p>
          </table:table-cell>
          <table:table-cell table:style-name="ce1" office:value-type="float" office:value="245.807" calcext:value-type="float">
            <text:p>245.807</text:p>
          </table:table-cell>
          <table:table-cell table:style-name="ce1" office:value-type="float" office:value="0.938" calcext:value-type="float">
            <text:p>0.938</text:p>
          </table:table-cell>
          <table:table-cell table:style-name="ce1" office:value-type="float" office:value="244.466" calcext:value-type="float">
            <text:p>244.466</text:p>
          </table:table-cell>
          <table:table-cell table:style-name="ce1" office:value-type="float" office:value="247.811" calcext:value-type="float">
            <text:p>247.811</text:p>
          </table:table-cell>
          <table:table-cell table:style-name="ce1"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1" office:value-type="string" calcext:value-type="string">
            <text:p>EllipseTests-fill-true.ser <text:s text:c="18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385.29" calcext:value-type="float">
            <text:p>385.29</text:p>
          </table:table-cell>
          <table:table-cell office:value-type="float" office:value="386.291" calcext:value-type="float">
            <text:p>386.291</text:p>
          </table:table-cell>
          <table:table-cell table:style-name="ce1" office:value-type="float" office:value="385.491" calcext:value-type="float">
            <text:p>385.491</text:p>
          </table:table-cell>
          <table:table-cell table:style-name="ce1" office:value-type="float" office:value="0.535" calcext:value-type="float">
            <text:p>0.535</text:p>
          </table:table-cell>
          <table:table-cell table:style-name="ce1" office:value-type="float" office:value="385.05" calcext:value-type="float">
            <text:p>385.05</text:p>
          </table:table-cell>
          <table:table-cell table:style-name="ce1" office:value-type="float" office:value="387.596" calcext:value-type="float">
            <text:p>387.596</text:p>
          </table:table-cell>
          <table:table-cell table:style-name="ce1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1" office:value-type="string" calcext:value-type="string">
            <text:p>dc_boulder_2013-13-30-06-13-17.ser <text:s text:c="10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7" calcext:value-type="float">
            <text:p>117</text:p>
          </table:table-cell>
          <table:table-cell office:value-type="float" office:value="90.263" calcext:value-type="float">
            <text:p>90.263</text:p>
          </table:table-cell>
          <table:table-cell office:value-type="float" office:value="90.803" calcext:value-type="float">
            <text:p>90.803</text:p>
          </table:table-cell>
          <table:table-cell table:style-name="ce1" office:value-type="float" office:value="90.18" calcext:value-type="float">
            <text:p>90.18</text:p>
          </table:table-cell>
          <table:table-cell table:style-name="ce1" office:value-type="float" office:value="0.491" calcext:value-type="float">
            <text:p>0.491</text:p>
          </table:table-cell>
          <table:table-cell table:style-name="ce1" office:value-type="float" office:value="88.961" calcext:value-type="float">
            <text:p>88.961</text:p>
          </table:table-cell>
          <table:table-cell table:style-name="ce1" office:value-type="float" office:value="91.241" calcext:value-type="float">
            <text:p>91.241</text:p>
          </table:table-cell>
          <table:table-cell table:style-name="ce1" office:value-type="float" office:value="117" calcext:value-type="float">
            <text:p>117</text:p>
          </table:table-cell>
          <table:table-cell/>
        </table:table-row>
        <table:table-row table:style-name="ro1">
          <table:table-cell table:style-name="ce1" office:value-type="string" calcext:value-type="string">
            <text:p>dc_boulder_2013-13-30-06-13-20.ser <text:s text:c="10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4" calcext:value-type="float">
            <text:p>224</text:p>
          </table:table-cell>
          <table:table-cell office:value-type="float" office:value="46.564" calcext:value-type="float">
            <text:p>46.564</text:p>
          </table:table-cell>
          <table:table-cell office:value-type="float" office:value="46.873" calcext:value-type="float">
            <text:p>46.873</text:p>
          </table:table-cell>
          <table:table-cell table:style-name="ce1" office:value-type="float" office:value="46.561" calcext:value-type="float">
            <text:p>46.561</text:p>
          </table:table-cell>
          <table:table-cell table:style-name="ce1" office:value-type="float" office:value="0.199" calcext:value-type="float">
            <text:p>0.199</text:p>
          </table:table-cell>
          <table:table-cell table:style-name="ce1" office:value-type="float" office:value="45.957" calcext:value-type="float">
            <text:p>45.957</text:p>
          </table:table-cell>
          <table:table-cell table:style-name="ce1" office:value-type="float" office:value="47.168" calcext:value-type="float">
            <text:p>47.168</text:p>
          </table:table-cell>
          <table:table-cell table:style-name="ce1" office:value-type="float" office:value="224" calcext:value-type="float">
            <text:p>224</text:p>
          </table:table-cell>
          <table:table-cell/>
        </table:table-row>
        <table:table-row table:style-name="ro1">
          <table:table-cell table:style-name="ce1" office:value-type="string" calcext:value-type="string">
            <text:p>dc_shp_alllayers_2013-00-30-07-00-43.ser <text:s text:c="4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9" calcext:value-type="float">
            <text:p>269</text:p>
          </table:table-cell>
          <table:table-cell office:value-type="float" office:value="39.307" calcext:value-type="float">
            <text:p>39.307</text:p>
          </table:table-cell>
          <table:table-cell office:value-type="float" office:value="39.423" calcext:value-type="float">
            <text:p>39.423</text:p>
          </table:table-cell>
          <table:table-cell table:style-name="ce1" office:value-type="float" office:value="39.188" calcext:value-type="float">
            <text:p>39.188</text:p>
          </table:table-cell>
          <table:table-cell table:style-name="ce1" office:value-type="float" office:value="0.226" calcext:value-type="float">
            <text:p>0.226</text:p>
          </table:table-cell>
          <table:table-cell table:style-name="ce1" office:value-type="float" office:value="38.798" calcext:value-type="float">
            <text:p>38.798</text:p>
          </table:table-cell>
          <table:table-cell table:style-name="ce1" office:value-type="float" office:value="39.63" calcext:value-type="float">
            <text:p>39.63</text:p>
          </table:table-cell>
          <table:table-cell table:style-name="ce1" office:value-type="float" office:value="269" calcext:value-type="float">
            <text:p>269</text:p>
          </table:table-cell>
          <table:table-cell/>
        </table:table-row>
        <table:table-row table:style-name="ro1">
          <table:table-cell table:style-name="ce1" office:value-type="string" calcext:value-type="string">
            <text:p>dc_shp_alllayers_2013-00-30-07-00-47.ser <text:s text:c="4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777.389" calcext:value-type="float">
            <text:p>777.389</text:p>
          </table:table-cell>
          <table:table-cell office:value-type="float" office:value="779.054" calcext:value-type="float">
            <text:p>779.054</text:p>
          </table:table-cell>
          <table:table-cell table:style-name="ce1" office:value-type="float" office:value="777.235" calcext:value-type="float">
            <text:p>777.235</text:p>
          </table:table-cell>
          <table:table-cell table:style-name="ce1" office:value-type="float" office:value="1.348" calcext:value-type="float">
            <text:p>1.348</text:p>
          </table:table-cell>
          <table:table-cell table:style-name="ce1" office:value-type="float" office:value="773.725" calcext:value-type="float">
            <text:p>773.725</text:p>
          </table:table-cell>
          <table:table-cell table:style-name="ce1" office:value-type="float" office:value="779.461" calcext:value-type="float">
            <text:p>779.461</text:p>
          </table:table-cell>
          <table:table-cell table:style-name="ce1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string" calcext:value-type="string">
            <text:p>dc_spearfish_2013-11-30-06-11-15.ser <text:s text:c="8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27" calcext:value-type="float">
            <text:p>827</text:p>
          </table:table-cell>
          <table:table-cell office:value-type="float" office:value="12.701" calcext:value-type="float">
            <text:p>12.701</text:p>
          </table:table-cell>
          <table:table-cell office:value-type="float" office:value="12.839" calcext:value-type="float">
            <text:p>12.839</text:p>
          </table:table-cell>
          <table:table-cell table:style-name="ce1" office:value-type="float" office:value="12.718" calcext:value-type="float">
            <text:p>12.718</text:p>
          </table:table-cell>
          <table:table-cell table:style-name="ce1" office:value-type="float" office:value="0.064" calcext:value-type="float">
            <text:p>0.064</text:p>
          </table:table-cell>
          <table:table-cell table:style-name="ce1" office:value-type="float" office:value="12.631" calcext:value-type="float">
            <text:p>12.631</text:p>
          </table:table-cell>
          <table:table-cell table:style-name="ce1" office:value-type="float" office:value="13.05" calcext:value-type="float">
            <text:p>13.05</text:p>
          </table:table-cell>
          <table:table-cell table:style-name="ce1" office:value-type="float" office:value="827" calcext:value-type="float">
            <text:p>827</text:p>
          </table:table-cell>
          <table:table-cell/>
        </table:table-row>
        <table:table-row table:style-name="ro1">
          <table:table-cell table:style-name="ce1" office:value-type="string" calcext:value-type="string">
            <text:p>dc_spearfish_2013-11-30-06-11-19.ser <text:s text:c="8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47" calcext:value-type="float">
            <text:p>1647</text:p>
          </table:table-cell>
          <table:table-cell office:value-type="float" office:value="6.375" calcext:value-type="float">
            <text:p>6.375</text:p>
          </table:table-cell>
          <table:table-cell office:value-type="float" office:value="6.44" calcext:value-type="float">
            <text:p>6.44</text:p>
          </table:table-cell>
          <table:table-cell table:style-name="ce1" office:value-type="float" office:value="6.382" calcext:value-type="float">
            <text:p>6.382</text:p>
          </table:table-cell>
          <table:table-cell table:style-name="ce1" office:value-type="float" office:value="0.023" calcext:value-type="float">
            <text:p>0.023</text:p>
          </table:table-cell>
          <table:table-cell table:style-name="ce1" office:value-type="float" office:value="6.354" calcext:value-type="float">
            <text:p>6.354</text:p>
          </table:table-cell>
          <table:table-cell table:style-name="ce1" office:value-type="float" office:value="6.533" calcext:value-type="float">
            <text:p>6.533</text:p>
          </table:table-cell>
          <table:table-cell table:style-name="ce1" office:value-type="float" office:value="1647" calcext:value-type="float">
            <text:p>1647</text:p>
          </table:table-cell>
          <table:table-cell/>
        </table:table-row>
        <table:table-row table:style-name="ro1">
          <table:table-cell table:style-name="ce1" office:value-type="string" calcext:value-type="string">
            <text:p>dc_topp:states_2013-11-30-06-11-06.ser <text:s text:c="6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70" calcext:value-type="float">
            <text:p>870</text:p>
          </table:table-cell>
          <table:table-cell office:value-type="float" office:value="12.13" calcext:value-type="float">
            <text:p>12.13</text:p>
          </table:table-cell>
          <table:table-cell office:value-type="float" office:value="12.286" calcext:value-type="float">
            <text:p>12.286</text:p>
          </table:table-cell>
          <table:table-cell table:style-name="ce1" office:value-type="float" office:value="12.154" calcext:value-type="float">
            <text:p>12.154</text:p>
          </table:table-cell>
          <table:table-cell table:style-name="ce1" office:value-type="float" office:value="0.068" calcext:value-type="float">
            <text:p>0.068</text:p>
          </table:table-cell>
          <table:table-cell table:style-name="ce1" office:value-type="float" office:value="12.062" calcext:value-type="float">
            <text:p>12.062</text:p>
          </table:table-cell>
          <table:table-cell table:style-name="ce1" office:value-type="float" office:value="12.353" calcext:value-type="float">
            <text:p>12.353</text:p>
          </table:table-cell>
          <table:table-cell table:style-name="ce1" office:value-type="float" office:value="870" calcext:value-type="float">
            <text:p>870</text:p>
          </table:table-cell>
          <table:table-cell/>
        </table:table-row>
        <table:table-row table:style-name="ro1">
          <table:table-cell table:style-name="ce1" office:value-type="string" calcext:value-type="string">
            <text:p>dc_topp:states_2013-11-30-06-11-07.ser <text:s text:c="6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93" calcext:value-type="float">
            <text:p>1393</text:p>
          </table:table-cell>
          <table:table-cell office:value-type="float" office:value="7.487" calcext:value-type="float">
            <text:p>7.487</text:p>
          </table:table-cell>
          <table:table-cell office:value-type="float" office:value="7.612" calcext:value-type="float">
            <text:p>7.612</text:p>
          </table:table-cell>
          <table:table-cell table:style-name="ce1" office:value-type="float" office:value="7.508" calcext:value-type="float">
            <text:p>7.508</text:p>
          </table:table-cell>
          <table:table-cell table:style-name="ce1" office:value-type="float" office:value="0.063" calcext:value-type="float">
            <text:p>0.063</text:p>
          </table:table-cell>
          <table:table-cell table:style-name="ce1" office:value-type="float" office:value="7.409" calcext:value-type="float">
            <text:p>7.409</text:p>
          </table:table-cell>
          <table:table-cell table:style-name="ce1" office:value-type="float" office:value="7.658" calcext:value-type="float">
            <text:p>7.658</text:p>
          </table:table-cell>
          <table:table-cell table:style-name="ce1" office:value-type="float" office:value="1393" calcext:value-type="float">
            <text:p>1393</text:p>
          </table:table-cell>
          <table:table-cell/>
        </table:table-row>
        <table:table-row table:style-name="ro1">
          <table:table-cell table:style-name="ce1" office:value-type="string" calcext:value-type="string">
            <text:p>test_z_625k.ser <text:s text:c="29"/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" calcext:value-type="float">
            <text:p>69</text:p>
          </table:table-cell>
          <table:table-cell office:value-type="float" office:value="150.848" calcext:value-type="float">
            <text:p>150.848</text:p>
          </table:table-cell>
          <table:table-cell office:value-type="float" office:value="151.541" calcext:value-type="float">
            <text:p>151.541</text:p>
          </table:table-cell>
          <table:table-cell table:style-name="ce1" office:value-type="float" office:value="150.839" calcext:value-type="float">
            <text:p>150.839</text:p>
          </table:table-cell>
          <table:table-cell table:style-name="ce1" office:value-type="float" office:value="0.388" calcext:value-type="float">
            <text:p>0.388</text:p>
          </table:table-cell>
          <table:table-cell table:style-name="ce1" office:value-type="float" office:value="149.973" calcext:value-type="float">
            <text:p>149.973</text:p>
          </table:table-cell>
          <table:table-cell table:style-name="ce1" office:value-type="float" office:value="151.854" calcext:value-type="float">
            <text:p>151.854</text:p>
          </table:table-cell>
          <table:table-cell table:style-name="ce1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AVG:</text:p>
          </table:table-cell>
          <table:table-cell table:style-name="ce3" table:formula="of:=AVERAGE([.E2:.E13])" office:value-type="float" office:value="153.641083333333" calcext:value-type="float">
            <text:p>153.6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lin 0.7.2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#############################################################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Java: 1.8.0_60-b27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<text:s text:c="2"/>VM: Java HotSpot(TM) 64-Bit Server VM 25.60-b23 (mixed mode)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<text:s text:c="2"/>OS: Linux 3.13.0-70-generic (amd64)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CPUs: 4 (virtual)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#############################################################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Renderer: org.marlin.pisces.PiscesRenderingEngine 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Quality mode: DEFAULT...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Filter shape on size: DISABLED...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 Using BufferedImage INT_ARGB_PRE...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##############################################################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7:24:44.955237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Bourgès</meta:initial-creator>
    <meta:creation-date>2015-10-17T14:12:25.300673374</meta:creation-date>
    <dc:date>2015-11-25T17:32:33.792380948</dc:date>
    <dc:creator>Laurent Bourgès</dc:creator>
    <meta:editing-duration>PT7M30S</meta:editing-duration>
    <meta:editing-cycles>2</meta:editing-cycles>
    <meta:generator>LibreOffice/4.2.8.2$Linux_X86_64 LibreOffice_project/420m0$Build-2</meta:generator>
    <meta:document-statistic meta:table-count="4" meta:cell-count="5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36">
      <style:chart-properties chart:display-label="true" chart:logarithmic="false" chart:text-overlap="true" chart:reverse-direction="false" text:line-break="false" chart:link-data-style-to-source="true" chart:axis-position="0" style:rotation-angle="60"/>
      <style:graphic-properties svg:stroke-color="#b3b3b3"/>
      <style:text-properties fo:font-size="6pt" style:font-size-asian="10pt" style:font-size-complex="10pt"/>
    </style:style>
    <style:style style:name="ch7" style:family="chart" style:data-style-name="N0">
      <style:chart-properties chart:display-label="true" chart:logarithmic="false" chart:minimum="0" chart:origin="0" chart:interval-major="50" chart:text-overlap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66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36cm" svg:height="15.368cm" xlink:href="." xlink:type="simple" chart:class="chart:bar" chart:style-name="ch1">
        <chart:title svg:x="12.908cm" svg:y="0.443cm" chart:style-name="ch2">
          <text:p>Marlin 0.7.x vs Ductus</text:p>
        </chart:title>
        <chart:subtitle svg:x="27.771cm" svg:y="0.572cm" chart:style-name="ch3">
          <text:p>JDK 1.8_60</text:p>
        </chart:subtitle>
        <chart:legend chart:legend-position="end" svg:x="27.785cm" svg:y="6.56cm" style:legend-expansion="high" chart:style-name="ch4"/>
        <chart:plot-area chart:style-name="ch5" chart:data-source-has-labels="both" svg:x="0.427cm" svg:y="1.1cm" svg:width="27.222cm" svg:height="14.048cm">
          <chartooo:coordinate-region svg:x="1.512cm" svg:y="1.319cm" svg:width="26.137cm" svg:height="9.746cm"/>
          <chart:axis chart:dimension="x" chart:name="primary-x" chart:style-name="ch6" chartooo:axis-type="auto">
            <chartooo:date-scale/>
            <chart:categories table:cell-range-address="local-table.$A$2:.$A$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ctus</text:p>
              </table:table-cell>
              <table:table-cell office:value-type="string">
                <text:p>Marlin 0.7.0</text:p>
              </table:table-cell>
              <table:table-cell office:value-type="string">
                <text:p>Marlin 0.7.1</text:p>
              </table:table-cell>
              <table:table-cell office:value-type="string">
                <text:p>Marlin 0.7.2</text:p>
              </table:table-cell>
            </table:table-row>
          </table:table-header-rows>
          <table:table-rows>
            <table:table-row>
              <table:table-cell office:value-type="string">
                <text:p>CircleTests.ser                              </text:p>
              </table:table-cell>
              <table:table-cell office:value-type="float" office:value="71.418">
                <text:p>71.418</text:p>
              </table:table-cell>
              <table:table-cell office:value-type="float" office:value="66.946">
                <text:p>66.946</text:p>
              </table:table-cell>
              <table:table-cell office:value-type="float" office:value="62.423">
                <text:p>62.423</text:p>
              </table:table-cell>
              <table:table-cell office:value-type="float" office:value="63.175">
                <text:p>63.175</text:p>
              </table:table-cell>
            </table:table-row>
            <table:table-row>
              <table:table-cell office:value-type="string">
                <text:p>EllipseTests-fill-false.ser                  </text:p>
              </table:table-cell>
              <table:table-cell office:value-type="float" office:value="299.328">
                <text:p>299.328</text:p>
              </table:table-cell>
              <table:table-cell office:value-type="float" office:value="519.683">
                <text:p>519.683</text:p>
              </table:table-cell>
              <table:table-cell office:value-type="float" office:value="277.791">
                <text:p>277.791</text:p>
              </table:table-cell>
              <table:table-cell office:value-type="float" office:value="247.356">
                <text:p>247.356</text:p>
              </table:table-cell>
            </table:table-row>
            <table:table-row>
              <table:table-cell office:value-type="string">
                <text:p>EllipseTests-fill-true.ser                   </text:p>
              </table:table-cell>
              <table:table-cell office:value-type="float" office:value="456.29">
                <text:p>456.29</text:p>
              </table:table-cell>
              <table:table-cell office:value-type="float" office:value="911.63">
                <text:p>911.63</text:p>
              </table:table-cell>
              <table:table-cell office:value-type="float" office:value="416.471">
                <text:p>416.471</text:p>
              </table:table-cell>
              <table:table-cell office:value-type="float" office:value="386.291">
                <text:p>386.291</text:p>
              </table:table-cell>
            </table:table-row>
            <table:table-row>
              <table:table-cell office:value-type="string">
                <text:p>dc_boulder_2013-13-30-06-13-17.ser           </text:p>
              </table:table-cell>
              <table:table-cell office:value-type="float" office:value="113.419">
                <text:p>113.419</text:p>
              </table:table-cell>
              <table:table-cell office:value-type="float" office:value="93.866">
                <text:p>93.866</text:p>
              </table:table-cell>
              <table:table-cell office:value-type="float" office:value="91.594">
                <text:p>91.594</text:p>
              </table:table-cell>
              <table:table-cell office:value-type="float" office:value="90.803">
                <text:p>90.803</text:p>
              </table:table-cell>
            </table:table-row>
            <table:table-row>
              <table:table-cell office:value-type="string">
                <text:p>dc_boulder_2013-13-30-06-13-20.ser           </text:p>
              </table:table-cell>
              <table:table-cell office:value-type="float" office:value="57.521">
                <text:p>57.521</text:p>
              </table:table-cell>
              <table:table-cell office:value-type="float" office:value="48.668">
                <text:p>48.668</text:p>
              </table:table-cell>
              <table:table-cell office:value-type="float" office:value="48.376">
                <text:p>48.376</text:p>
              </table:table-cell>
              <table:table-cell office:value-type="float" office:value="46.873">
                <text:p>46.873</text:p>
              </table:table-cell>
            </table:table-row>
            <table:table-row>
              <table:table-cell office:value-type="string">
                <text:p>dc_shp_alllayers_2013-00-30-07-00-43.ser     </text:p>
              </table:table-cell>
              <table:table-cell office:value-type="float" office:value="48.555">
                <text:p>48.555</text:p>
              </table:table-cell>
              <table:table-cell office:value-type="float" office:value="40.861">
                <text:p>40.861</text:p>
              </table:table-cell>
              <table:table-cell office:value-type="float" office:value="40.61">
                <text:p>40.61</text:p>
              </table:table-cell>
              <table:table-cell office:value-type="float" office:value="39.423">
                <text:p>39.423</text:p>
              </table:table-cell>
            </table:table-row>
            <table:table-row>
              <table:table-cell office:value-type="string">
                <text:p>dc_shp_alllayers_2013-00-30-07-00-47.ser     </text:p>
              </table:table-cell>
              <table:table-cell office:value-type="float" office:value="1058.306">
                <text:p>1058.306</text:p>
              </table:table-cell>
              <table:table-cell office:value-type="float" office:value="816.815">
                <text:p>816.815</text:p>
              </table:table-cell>
              <table:table-cell office:value-type="float" office:value="775.692">
                <text:p>775.692</text:p>
              </table:table-cell>
              <table:table-cell office:value-type="float" office:value="779.054">
                <text:p>779.054</text:p>
              </table:table-cell>
            </table:table-row>
            <table:table-row>
              <table:table-cell office:value-type="string">
                <text:p>dc_spearfish_2013-11-30-06-11-15.ser         </text:p>
              </table:table-cell>
              <table:table-cell office:value-type="float" office:value="17.095">
                <text:p>17.095</text:p>
              </table:table-cell>
              <table:table-cell office:value-type="float" office:value="13.184">
                <text:p>13.184</text:p>
              </table:table-cell>
              <table:table-cell office:value-type="float" office:value="13.025">
                <text:p>13.025</text:p>
              </table:table-cell>
              <table:table-cell office:value-type="float" office:value="12.839">
                <text:p>12.839</text:p>
              </table:table-cell>
            </table:table-row>
            <table:table-row>
              <table:table-cell office:value-type="string">
                <text:p>dc_spearfish_2013-11-30-06-11-19.ser         </text:p>
              </table:table-cell>
              <table:table-cell office:value-type="float" office:value="7.896">
                <text:p>7.896</text:p>
              </table:table-cell>
              <table:table-cell office:value-type="float" office:value="6.714">
                <text:p>6.714</text:p>
              </table:table-cell>
              <table:table-cell office:value-type="float" office:value="6.611">
                <text:p>6.611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dc_topp:states_2013-11-30-06-11-06.ser       </text:p>
              </table:table-cell>
              <table:table-cell office:value-type="float" office:value="17.097">
                <text:p>17.097</text:p>
              </table:table-cell>
              <table:table-cell office:value-type="float" office:value="12.654">
                <text:p>12.654</text:p>
              </table:table-cell>
              <table:table-cell office:value-type="float" office:value="12.309">
                <text:p>12.309</text:p>
              </table:table-cell>
              <table:table-cell office:value-type="float" office:value="12.286">
                <text:p>12.286</text:p>
              </table:table-cell>
            </table:table-row>
            <table:table-row>
              <table:table-cell office:value-type="string">
                <text:p>dc_topp:states_2013-11-30-06-11-07.ser       </text:p>
              </table:table-cell>
              <table:table-cell office:value-type="float" office:value="11.397">
                <text:p>11.397</text:p>
              </table:table-cell>
              <table:table-cell office:value-type="float" office:value="7.782">
                <text:p>7.782</text:p>
              </table:table-cell>
              <table:table-cell office:value-type="float" office:value="7.674">
                <text:p>7.674</text:p>
              </table:table-cell>
              <table:table-cell office:value-type="float" office:value="7.612">
                <text:p>7.612</text:p>
              </table:table-cell>
            </table:table-row>
            <table:table-row>
              <table:table-cell office:value-type="string">
                <text:p>test_z_625k.ser                              </text:p>
              </table:table-cell>
              <table:table-cell office:value-type="float" office:value="209.563">
                <text:p>209.563</text:p>
              </table:table-cell>
              <table:table-cell office:value-type="float" office:value="170.539">
                <text:p>170.539</text:p>
              </table:table-cell>
              <table:table-cell office:value-type="float" office:value="155.505">
                <text:p>155.505</text:p>
              </table:table-cell>
              <table:table-cell office:value-type="float" office:value="151.541">
                <text:p>151.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